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21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20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19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18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17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16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15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14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13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12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11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10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09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08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07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06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05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04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03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02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2-01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30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29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28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27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26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25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24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23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22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21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20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19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18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17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16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15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14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13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12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11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10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09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08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07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06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05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04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03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02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1-01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31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30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29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28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27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26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25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24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23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22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21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20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19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18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17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16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15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14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13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12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11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10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09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08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07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06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05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04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03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02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10-01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30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29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28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27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26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25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24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23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22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21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20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19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18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17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16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15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14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13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12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11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10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09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08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07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06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05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04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03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02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9-01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31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30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29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28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27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26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25 23:5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24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23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22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21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20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19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18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17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16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15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14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13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12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11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10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09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08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07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06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05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04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03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02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8-01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31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30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29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28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27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26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25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24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23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22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21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20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19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18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17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16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15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14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13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12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11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10 23:0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09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08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07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06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05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04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03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02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7-01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30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29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28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27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26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25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24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23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22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21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20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19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18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17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16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15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14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13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12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11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10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09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08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07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06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05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04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03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02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6-01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31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30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29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28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27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26 23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25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24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23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22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21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20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19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18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17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16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15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14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13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12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11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10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09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08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07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06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05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04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03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02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5-01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30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29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28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27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26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25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24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23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22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21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20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19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18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17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16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15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14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13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12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11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10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09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08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07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06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05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04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03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02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4-01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31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30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29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28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27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26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25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24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23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22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21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20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19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18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17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16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15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14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13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12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11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10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09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08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07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06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05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04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03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02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3-01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28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27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26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25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24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23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22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21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20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19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18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17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16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15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14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13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12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11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10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09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08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07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06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05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04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03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02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2-01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31 23:4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30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29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28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27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26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25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24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23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22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21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20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19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18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17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16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15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14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13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12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11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10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09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08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07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06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05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04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03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02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3-01-01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31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30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29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28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27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26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25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24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23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22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21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20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19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18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17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16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15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14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13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12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11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10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09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08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07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06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05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04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03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02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2-01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30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29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28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27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26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25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24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23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22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21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20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19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18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17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16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15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14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13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12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11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10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09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08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07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06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05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04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03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02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1-01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31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30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29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28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27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26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25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24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23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22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21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20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19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18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17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16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15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14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13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12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11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10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09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08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07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06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05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04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03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02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10-01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30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29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28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27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26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25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24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23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22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21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20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19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18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17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16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15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14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13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12 23:0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1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1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0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0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0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0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0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0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0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0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9-0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3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3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2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2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2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2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2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2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2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2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2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2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1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1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1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1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1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1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1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1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1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1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0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0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0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0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0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0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0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0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8-0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3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3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2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2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2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2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2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2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2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2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2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2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1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1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1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1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1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1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1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1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1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1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0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0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0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0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0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0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0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0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7-0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3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2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2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2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2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2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2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2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2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2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2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1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1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1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1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1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1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1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1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1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1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0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0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0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0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0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0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0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0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6-0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3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3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2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2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2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2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2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2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2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2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2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2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1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1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1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1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1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1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1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1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1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1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0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0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0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0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0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0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0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0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5-0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3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2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2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2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2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2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2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2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2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2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2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1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1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1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1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1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1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1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1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1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1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0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0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0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0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0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0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0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0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4-0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3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3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2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2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2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2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2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2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2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2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2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2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1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1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1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1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1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1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1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12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11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10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09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08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07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06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05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04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03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02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3-01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28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27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26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25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24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23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22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21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20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19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18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17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16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15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14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13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12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11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10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09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08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07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06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05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04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03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02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2-01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31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30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29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28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27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26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25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24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23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22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21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20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19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18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17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16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15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14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13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12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11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10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09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08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07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06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05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04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03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02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2-01-01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31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30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29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28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27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26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25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24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23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22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21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20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19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18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17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16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15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14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13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12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11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10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09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08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07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06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05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04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03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02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2-01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30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29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28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27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26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25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24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23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22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21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20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19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18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17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16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15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14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13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12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11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10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09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08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07 22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0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0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0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0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0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1-0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3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3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2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2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2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2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2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2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2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2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2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2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1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1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1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1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1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1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13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12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11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10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09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08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07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06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05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04 23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10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3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2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1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1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1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1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1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1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1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1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1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1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0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0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0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0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0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0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9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3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3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2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1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1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1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1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1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1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1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1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1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1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0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0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0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0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0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0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8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3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3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2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1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1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1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1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1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1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1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1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1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1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0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0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0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0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0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0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7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3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2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1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1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1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1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1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1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1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1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1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1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0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0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0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0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0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0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6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3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3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2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1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1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1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1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1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1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1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1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1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1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0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0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0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0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0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0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5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3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2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1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1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1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1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1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1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1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1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1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1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0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0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0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0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0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0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4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3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3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2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1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1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1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1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1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1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1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1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1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1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0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0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0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0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0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0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3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2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1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1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1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1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1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1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1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1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1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1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0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0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0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0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0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0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2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3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3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2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1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1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1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1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1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1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1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1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1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1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0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0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0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0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0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0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1-01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3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3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2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1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1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1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1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1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1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1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1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1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1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0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0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0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0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0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0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2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3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2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1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1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1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1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1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1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1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12 22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11 22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10 22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09 22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08 22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07 22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06 22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05 22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04 22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03 22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02 22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1-01 22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3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3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2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1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1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1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1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1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1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1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1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1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1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0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0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0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0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0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0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10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3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2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1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1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1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1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1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1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1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1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1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1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0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0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0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0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0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0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9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3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3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2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2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2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2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2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2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2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1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18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17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1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1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1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1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1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1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1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0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08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07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0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0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0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0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0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8-0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3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3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2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28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27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2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2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2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2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2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2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2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1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18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17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1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1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1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1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1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1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1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0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08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07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0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0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0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0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0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7-0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3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2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28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27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2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2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2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2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2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2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2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1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18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17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1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1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1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1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1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1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1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0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08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07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0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0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0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0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0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6-0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3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3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2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28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27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2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2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2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2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2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2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2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1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18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17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1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1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1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1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1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1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1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0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08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07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0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0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0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0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0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5-0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3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2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28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27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2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2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2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2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2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2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2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1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18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17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1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1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1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1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1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1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1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0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08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07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0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0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0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0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0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4-0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3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3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2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28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27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2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2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2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2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2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2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2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1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18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17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16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15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14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13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12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11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10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09 00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0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0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0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0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3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2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1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1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1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1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1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1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1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1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1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1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0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0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0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0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0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0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2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3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3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2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1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1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1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1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1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1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1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1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1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1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0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0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0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0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0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0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20-01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3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3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2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1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1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1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1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1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1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1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1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1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1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0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0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0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0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0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0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0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0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2-0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1-30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1-29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1-28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1-27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1-26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1-25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1-24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1-23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1-22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902</text:p>
          </table:table-cell>
          <table:table-cell office:value-type="string" calcext:value-type="string">
            <text:p>Napanee_NE.</text:p>
          </table:table-cell>
          <table:table-cell office:value-type="string" calcext:value-type="string">
            <text:p>2019-11-21 23:22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994" meta:object-count="0"/>
    <meta:user-defined meta:name="AppVersion">3.0</meta:user-defined>
  </office:meta>
</office:document-meta>
</file>